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.545cm"/>
    </style:style>
    <style:style style:name="Tabela1.B" style:family="table-column">
      <style:table-column-properties style:column-width="15.455cm"/>
    </style:style>
    <style:style style:name="Tabela1.A1" style:family="table-cell">
      <style:table-cell-properties style:vertical-align="middle" fo:padding="0cm" fo:border="none"/>
    </style:style>
    <style:style style:name="Tabela1.A2" style:family="table-cell">
      <style:table-cell-properties style:vertical-align="middle" fo:padding-left="0cm" fo:padding-right="0.238cm" fo:padding-top="0cm" fo:padding-bottom="0.132cm" fo:border-left="none" fo:border-right="0.05pt solid #000000" fo:border-top="none" fo:border-bottom="0.05pt solid #000000"/>
    </style:style>
    <style:style style:name="Tabela1.B2" style:family="table-cell">
      <style:table-cell-properties style:vertical-align="middle" fo:padding-left="0cm" fo:padding-right="0cm" fo:padding-top="0cm" fo:padding-bottom="0.132cm" fo:border-left="none" fo:border-right="none" fo:border-top="none" fo:border-bottom="0.05pt solid #000000"/>
    </style:style>
    <style:style style:name="Tabela1.A7" style:family="table-cell">
      <style:table-cell-properties style:vertical-align="middle" fo:padding-left="0cm" fo:padding-right="0.238cm" fo:padding-top="0cm" fo:padding-bottom="0cm" fo:border-left="none" fo:border-right="0.05pt solid #000000" fo:border-top="none" fo:border-bottom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2.104cm"/>
    </style:style>
    <style:style style:name="Tabela2.B" style:family="table-column">
      <style:table-column-properties style:column-width="14.896cm"/>
    </style:style>
    <style:style style:name="Tabela2.A1" style:family="table-cell">
      <style:table-cell-properties style:vertical-align="middle" fo:padding="0cm" fo:border="none"/>
    </style:style>
    <style:style style:name="Tabela2.A2" style:family="table-cell">
      <style:table-cell-properties style:vertical-align="middle" fo:padding-left="0cm" fo:padding-right="0.238cm" fo:padding-top="0cm" fo:padding-bottom="0.132cm" fo:border-left="none" fo:border-right="0.05pt solid #000000" fo:border-top="none" fo:border-bottom="0.05pt solid #000000"/>
    </style:style>
    <style:style style:name="Tabela2.B2" style:family="table-cell">
      <style:table-cell-properties style:vertical-align="middle" fo:padding-left="0cm" fo:padding-right="0cm" fo:padding-top="0cm" fo:padding-bottom="0.132cm" fo:border-left="none" fo:border-right="none" fo:border-top="none" fo:border-bottom="0.05pt solid #000000"/>
    </style:style>
    <style:style style:name="Tabela2.A5" style:family="table-cell">
      <style:table-cell-properties style:vertical-align="middle" fo:padding-left="0cm" fo:padding-right="0.238cm" fo:padding-top="0cm" fo:padding-bottom="0cm" fo:border-left="none" fo:border-right="0.05pt solid #000000" fo:border-top="none" fo:border-bottom="none"/>
    </style:style>
    <style:style style:name="P1" style:family="paragraph" style:parent-style-name="Text_20_body">
      <style:paragraph-properties fo:margin-left="0cm" fo:margin-right="0cm" fo:margin-top="0cm" fo:margin-bottom="0cm" style:contextual-spacing="false" fo:line-height="150%" fo:orphans="1" fo:text-indent="0cm" style:auto-text-indent="false"/>
      <style:text-properties fo:color="#e4e4e4" loext:opacity="92%" fo:font-size="9.75pt" fo:background-color="transparent" loext:padding="0cm" loext:border="none"/>
    </style:style>
    <style:style style:name="P2" style:family="paragraph" style:parent-style-name="Horizontal_20_Line">
      <style:paragraph-properties fo:margin-top="0cm" fo:margin-bottom="0cm" style:contextual-spacing="false" fo:line-height="150%" fo:orphans="1"/>
    </style:style>
    <style:style style:name="P3" style:family="paragraph" style:parent-style-name="Heading_20_2">
      <style:paragraph-properties fo:margin-left="0cm" fo:margin-right="0cm" fo:margin-top="0cm" fo:margin-bottom="0cm" style:contextual-spacing="false" fo:line-height="150%" fo:orphans="1" fo:text-indent="0cm" style:auto-text-indent="false"/>
      <style:text-properties fo:color="#e4e4e4" loext:opacity="92%" fo:font-size="9.75pt" fo:background-color="transparent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50%" fo:orphans="1" fo:text-indent="0cm" style:auto-text-indent="false"/>
    </style:style>
    <style:style style:name="P5" style:family="paragraph" style:parent-style-name="Quotations">
      <style:paragraph-properties fo:margin-left="1cm" fo:margin-right="1cm" fo:margin-top="0cm" fo:margin-bottom="0cm" style:contextual-spacing="false" fo:line-height="150%" fo:orphans="1" fo:text-indent="0cm" style:auto-text-indent="false"/>
      <style:text-properties fo:color="#e4e4e4" loext:opacity="92%" fo:background-color="transparent"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1" fo:text-indent="0cm" style:auto-text-indent="false" fo:padding="0cm" fo:border="none"/>
      <style:text-properties fo:color="#e4e4e4" loext:opacity="92%" fo:background-color="transparent" loext:padding="0cm" loext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1" fo:text-indent="0cm" style:auto-text-indent="false" fo:padding="0cm" fo:border="none"/>
    </style:style>
    <style:style style:name="P8" style:family="paragraph" style:parent-style-name="Table_20_Heading">
      <style:paragraph-properties fo:margin-left="0cm" fo:margin-right="0cm" fo:line-height="142%" fo:text-align="left" style:justify-single-word="false" fo:text-indent="0cm" style:auto-text-indent="false"/>
      <style:text-properties fo:font-size="10.5pt"/>
    </style:style>
    <style:style style:name="P9" style:family="paragraph" style:parent-style-name="Table_20_Contents">
      <style:paragraph-properties fo:margin-left="0cm" fo:margin-right="0cm" fo:text-align="left" style:justify-single-word="false" fo:orphans="6"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50%" fo:orphans="1" fo:text-indent="0cm" style:auto-text-indent="false" fo:padding="0cm" fo:border="none"/>
    </style:style>
    <style:style style:name="P11" style:family="paragraph" style:parent-style-name="Quotations">
      <style:paragraph-properties fo:margin-left="0cm" fo:margin-right="0cm" fo:margin-top="0cm" fo:margin-bottom="0cm" style:contextual-spacing="false" fo:line-height="150%" fo:orphans="1" fo:text-indent="0cm" style:auto-text-indent="false"/>
      <style:text-properties fo:color="#e4e4e4" loext:opacity="92%" fo:font-size="9.75pt" fo:background-color="transparent" loext:padding="0cm" loext:border="none"/>
    </style:style>
    <style:style style:name="P12" style:family="paragraph" style:parent-style-name="Horizontal_20_Line">
      <style:paragraph-properties fo:margin-left="0cm" fo:margin-right="0cm" fo:margin-top="0cm" fo:margin-bottom="0cm" style:contextual-spacing="false" fo:line-height="150%" fo:orphans="1"/>
    </style:style>
    <style:style style:name="P13" style:family="paragraph" style:parent-style-name="Quotations">
      <style:paragraph-properties fo:margin-left="1cm" fo:margin-right="1cm" fo:margin-top="0cm" fo:margin-bottom="0cm" style:contextual-spacing="false" fo:line-height="150%" fo:orphans="1" fo:text-indent="0cm" style:auto-text-indent="false"/>
      <style:text-properties fo:color="#e4e4e4" loext:opacity="92%" fo:font-size="9.75pt" fo:background-color="transparent" loext:padding="0cm" loext:border="non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line-height="150%" fo:orphans="1" fo:text-indent="0cm" style:auto-text-indent="false" fo:padding="0cm" fo:border="none"/>
      <style:text-properties fo:color="#e4e4e4" loext:opacity="92%" fo:font-size="9.75pt" fo:background-color="transparent" loext:padding="0cm" loext:border="none"/>
    </style:style>
    <style:style style:name="P15" style:family="paragraph" style:parent-style-name="Text_20_body">
      <style:paragraph-properties fo:margin-left="0cm" fo:margin-right="0cm" fo:margin-top="0.159cm" fo:margin-bottom="0cm" style:contextual-spacing="false" fo:line-height="150%" fo:orphans="1" fo:text-indent="0cm" style:auto-text-indent="false"/>
      <style:text-properties fo:color="#e4e4e4" loext:opacity="92%" fo:font-size="9.75pt" fo:background-color="transparent" loext:padding="0cm" loext:border="none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color="#e4e4e4" loext:opacity="92%" style:font-name="inherit" fo:font-size="9.75pt" fo:background-color="transparent" loext:padding="0cm" loext:border="none"/>
    </style:style>
    <style:style style:name="P18" style:family="paragraph" style:parent-style-name="Heading_20_3">
      <style:text-properties fo:color="#e4e4e4" loext:opacity="92%" fo:font-size="9.75pt" fo:background-color="transparent" loext:padding="0cm" loext:border="none"/>
    </style:style>
    <style:style style:name="P19" style:family="paragraph" style:parent-style-name="Heading_20_3">
      <style:paragraph-properties fo:margin-left="0cm" fo:margin-right="0cm" fo:margin-top="0cm" fo:margin-bottom="0cm" style:contextual-spacing="false" fo:line-height="150%" fo:orphans="1" fo:text-indent="0cm" style:auto-text-indent="false"/>
      <style:text-properties fo:color="#e4e4e4" loext:opacity="92%" fo:font-size="9.75pt" fo:background-color="transparent" loext:padding="0cm" loext:border="none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line-height="150%" fo:orphans="1" fo:text-indent="0cm" style:auto-text-indent="false" fo:padding="0cm" fo:border="none"/>
      <style:text-properties fo:color="#e4e4e4" loext:opacity="92%" fo:font-size="9.75pt" fo:background-color="transparent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50%" fo:orphans="1" fo:text-indent="0cm" style:auto-text-indent="false"/>
      <style:text-properties fo:color="#e4e4e4" loext:opacity="92%" fo:font-size="9.75pt" fo:background-color="transparent" loext:padding="0cm" loext:border="none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line-height="150%" fo:orphans="1" fo:text-indent="0cm" style:auto-text-indent="false" fo:padding="0cm" fo:border="none"/>
      <style:text-properties fo:color="#e4e4e4" loext:opacity="92%" fo:font-size="9.75pt" fo:background-color="transparent" loext:padding="0cm" loext:border="none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line-height="150%" fo:orphans="1" fo:text-indent="0cm" style:auto-text-indent="false" fo:padding="0cm" fo:border="none"/>
      <style:text-properties fo:color="#e4e4e4" loext:opacity="92%" fo:font-size="9.75pt" fo:background-color="transparent" loext:padding="0cm" loext:border="none"/>
    </style:style>
    <style:style style:name="P24" style:family="paragraph" style:parent-style-name="Text_20_body" style:list-style-name="L8">
      <style:paragraph-properties fo:margin-left="0cm" fo:margin-right="0cm" fo:margin-top="0cm" fo:margin-bottom="0cm" style:contextual-spacing="false" fo:line-height="150%" fo:orphans="1" fo:text-indent="0cm" style:auto-text-indent="false" fo:padding="0cm" fo:border="none"/>
      <style:text-properties fo:color="#e4e4e4" loext:opacity="92%" fo:font-size="9.75pt" fo:background-color="transparent" loext:padding="0cm" loext:border="none"/>
    </style:style>
    <style:style style:name="P25" style:family="paragraph" style:parent-style-name="Text_20_body">
      <style:paragraph-properties fo:margin-left="0cm" fo:margin-right="0cm" fo:margin-top="0.159cm" fo:margin-bottom="0cm" style:contextual-spacing="false" fo:line-height="150%" fo:orphans="1" fo:text-indent="0cm" style:auto-text-indent="false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color="#e4e4e4" loext:opacity="92%" style:font-name="inherit" fo:font-size="9.75pt" fo:background-color="transparent" loext:padding="0cm" loext:border="none"/>
    </style:style>
    <style:style style:name="T1" style:family="text">
      <style:text-properties fo:color="#e4e4e4" loext:opacity="92%" fo:font-size="9.75pt" fo:background-color="transparent" loext:char-shading-value="0" loext:padding="0cm" loext:border="none"/>
    </style:style>
    <style:style style:name="T2" style:family="text">
      <style:text-properties fo:font-size="9.75pt"/>
    </style:style>
    <style:style style:name="T3" style:family="text">
      <style:text-properties fo:color="#e4e4e4" loext:opacity="92%" fo:font-size="9.75pt" fo:background-color="transparent" loext:char-shading-value="0" loext:padding="0cm" loext:border="none"/>
    </style:style>
    <style:style style:name="Sect1" style:family="section">
      <style:section-properties fo:background-color="#181818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e material pronto para gravar ou colar em ferramentas de avatar/voz (HeyGen, CapCut, etc.). Tom claro e sério, adequado a financiamento de veículo, sem promessa ilegal.</text:p>
      <text:section text:style-name="Sect1" text:name="bubble-940ebf4f4f17">
        <text:p text:style-name="P2"/>
        <text:h text:style-name="P3" text:outline-level="2">1) Versão ~15 segundos (vertical 9:16 — TikTok / Reels / Shorts)</text:h>
        <text:p text:style-name="P4"><text:span text:style-name="T1">Texto na tela (sugestão):<text:line-break/>Linha 1: </text:span><text:span text:style-name="Emphasis"><text:span text:style-name="T1">Financiou moto ou carro?</text:span></text:span><text:span text:style-name="T1"><text:line-break/>Linha 2: </text:span><text:span text:style-name="Emphasis"><text:span text:style-name="T1">A taxa que te passaram é a real?</text:span></text:span><text:span text:style-name="T1"><text:line-break/>Linha 3: </text:span><text:span text:style-name="Emphasis"><text:span text:style-name="T1">Audit Calc</text:span></text:span><text:span text:style-name="T1"><text:line-break/>Linha 4: </text:span><text:span text:style-name="Emphasis"><text:span text:style-name="T1">CET na hora — antes de assinar</text:span></text:span></text:p>
        <text:p text:style-name="P1">Locução (voz):</text:p>
        <text:p text:style-name="P5">“<text:span text:style-name="T2">Na concessionária te prometem uma taxa, mas a parcela conta outra história. O Audit Calc mostra a taxa real do financiamento antes de você assinar. Proteja seu bolso — procure Audit Calc.”</text:span></text:p>
        <text:p text:style-name="P1">CTA final (escolhe um):</text:p>
        <text:list text:style-name="L1">
          <text:list-item>
            <text:p text:style-name="P6">“<text:span text:style-name="T2">Link na bio” / “Chama no direct” / “Manda um e-mail para [teu e-mail]”</text:span></text:p>
          </text:list-item>
        </text:list>
        <text:p text:style-name="P2"/>
        <text:h text:style-name="P3" text:outline-level="2">2) Versão ~45–60 segundos (mesmas redes)</text:h>
        <text:p text:style-name="P1">Bloco A — gancho (0–8 s)</text:p>
        <text:p text:style-name="P5">“<text:span text:style-name="T2">Se você vai financiar moto ou carro usado, presta atenção: o que o vendedor chama de ‘taxa’ nem sempre é o que você vai pagar de verdade.”</text:span></text:p>
        <text:p text:style-name="P1">Bloco B — problema (8–25 s)</text:p>
        <text:p text:style-name="P5">“<text:span text:style-name="T2">Muita gente só olha o valor da parcela. Só que taxa prometida, entrada, prazo e taxas de registro e avaliação mudam tudo. Sem conta fechada, você aceita um acordo pior sem perceber.”</text:span></text:p>
        <text:p text:style-name="P1">Bloco C — solução (25–45 s)</text:p>
        <text:p text:style-name="P5">“<text:span text:style-name="T2">O Audit Calc é uma ferramenta de auditoria: você coloca os dados da proposta e o app calcula a taxa real mensal — a CET — e diz se o negócio está coerente com o que te prometeram. Dá para usar na hora, na frente do vendedor.”</text:span></text:p>
        <text:p text:style-name="P1">Bloco D — CTA (45–60 s)</text:p>
        <text:p text:style-name="P5">“<text:span text:style-name="T2">Quer saber como ter acesso? [Link na bio / direct / e-mail]. Audit Calc — decisão com número na mão.”</text:span></text:p>
        <text:p text:style-name="P1">Textos na tela (aos poucos):</text:p>
        <text:list text:style-name="L2">
          <text:list-item>
            <text:p text:style-name="P7"><text:span text:style-name="Emphasis"><text:span text:style-name="T1">Taxa prometida ≠ taxa real</text:span></text:span></text:p>
          </text:list-item>
          <text:list-item>
            <text:p text:style-name="P7"><text:span text:style-name="Emphasis"><text:span text:style-name="T1">Audit Calc = CET na hora</text:span></text:span></text:p>
          </text:list-item>
          <text:list-item>
            <text:p text:style-name="P7"><text:span text:style-name="Emphasis"><text:span text:style-name="T1">Antes de assinar</text:span></text:span></text:p>
          </text:list-item>
        </text:list>
        <text:p text:style-name="P2"/>
        <text:h text:style-name="P3" text:outline-level="2">3) Versão YouTube ~2–3 min (roteiro em tópicos)</text:h>
        <table:table table:name="Tabela1" table:style-name="Tabela1">
          <table:table-column table:style-name="Tabela1.A"/>
          <table:table-column table:style-name="Tabela1.B"/>
          <table:table-header-rows>
            <table:table-row>
              <table:table-cell table:style-name="Tabela1.A1" office:value-type="string">
                <text:p text:style-name="P8">Tempo</text:p>
              </table:table-cell>
              <table:table-cell table:style-name="Tabela1.A1" office:value-type="string">
                <text:p text:style-name="P8">O quê dizer</text:p>
              </table:table-cell>
            </table:table-row>
          </table:table-header-rows>
          <table:table-row>
            <table:table-cell table:style-name="Tabela1.A2" office:value-type="string">
              <text:p text:style-name="P9">0:00–0:25</text:p>
            </table:table-cell>
            <table:table-cell table:style-name="Tabela1.B2" office:value-type="string">
              <text:p text:style-name="P9">Apresentação: quem é você / o que é o app em uma frase.</text:p>
            </table:table-cell>
          </table:table-row>
          <table:table-row>
            <table:table-cell table:style-name="Tabela1.A2" office:value-type="string">
              <text:p text:style-name="P9">0:25–0:55</text:p>
            </table:table-cell>
            <table:table-cell table:style-name="Tabela1.B2" office:value-type="string">
              <text:p text:style-name="P9">Dor: “prometem X%”, parcela alta, taxas embutidas, pressa para assinar.</text:p>
            </table:table-cell>
          </table:table-row>
          <table:table-row>
            <table:table-cell table:style-name="Tabela1.A2" office:value-type="string">
              <text:p text:style-name="P9">0:55–1:40</text:p>
            </table:table-cell>
            <table:table-cell table:style-name="Tabela1.B2" office:value-type="string">
              <text:p text:style-name="P9">Demo falada: abrir app (ou tela gravada), preencher valor, entrada, taxa prometida, parcela, prazo → Executar auditoria → explicar verde / amarelo / vermelho em linguagem simples.</text:p>
            </table:table-cell>
          </table:table-row>
          <table:table-row>
            <table:table-cell table:style-name="Tabela1.A2" office:value-type="string">
              <text:p text:style-name="P9">1:40–<text:soft-page-break/>2:10</text:p>
            </table:table-cell>
            <table:table-cell table:style-name="Tabela1.B2" office:value-type="string">
              <text:p text:style-name="P9">Diferencial: histórico, dados da loja, uso na negociação.</text:p>
            </table:table-cell>
          </table:table-row>
          <table:table-row>
            <table:table-cell table:style-name="Tabela1.A2" office:value-type="string">
              <text:p text:style-name="P9">2:10–2:40</text:p>
            </table:table-cell>
            <table:table-cell table:style-name="Tabela1.B2" office:value-type="string">
              <text:p text:style-name="P9">Aviso honesto: app não substitui assessor jurídico; ajuda a comparar proposta.</text:p>
            </table:table-cell>
          </table:table-row>
          <table:table-row>
            <table:table-cell table:style-name="Tabela1.A7" office:value-type="string">
              <text:p text:style-name="P9">2:40–fim</text:p>
            </table:table-cell>
            <table:table-cell table:style-name="Tabela1.A1" office:value-type="string">
              <text:p text:style-name="P9">CTA: como comprar / chave / contato.</text:p>
            </table:table-cell>
          </table:table-row>
        </table:table>
        <text:p text:style-name="P1">Título (ideias):</text:p>
        <text:list text:style-name="L3">
          <text:list-item>
            <text:p text:style-name="P10"><text:span text:style-name="Emphasis"><text:span text:style-name="T1">Financiamento de moto: como saber se a taxa é mentira antes de assinar</text:span></text:span></text:p>
          </text:list-item>
          <text:list-item>
            <text:p text:style-name="P10"><text:span text:style-name="Emphasis"><text:span text:style-name="T1">CET em 1 minuto: app para auditar financiamento de veículo</text:span></text:span></text:p>
          </text:list-item>
        </text:list>
        <text:p text:style-name="P1">Descrição (base):</text:p>
        <text:p text:style-name="P11">Ferramenta Audit Calc para conferir taxa real (CET) em financiamento de moto e carro usado. Contato: [e-mail / Instagram].</text:p>
        <text:p text:style-name="P12"/>
        <text:h text:style-name="P3" text:outline-level="2">4) Legenda curta (Instagram / Facebook)</text:h>
        <text:p text:style-name="P13">Financiamento com taxa “boa” e parcela alta? 🤔 O Audit Calc calcula a taxa real (CET) com os dados da proposta — antes de assinar. Quer acesso? [bio / direct / e-mail]</text:p>
        <text:p text:style-name="P12"/>
        <text:h text:style-name="P3" text:outline-level="2">5) O que não colocar no vídeo (risco)</text:h>
        <text:list text:style-name="L4">
          <text:list-item>
            <text:p text:style-name="P14">Garantir resultado em juízo ou “denunciar banco” sozinho.</text:p>
          </text:list-item>
          <text:list-item>
            <text:p text:style-name="P14">Dizer que o app é “aprovado pelo BC” se não for verdade.</text:p>
          </text:list-item>
          <text:list-item>
            <text:p text:style-name="P14">Mostrar chave de licença ou dados reais de clientes.</text:p>
          </text:list-item>
        </text:list>
        <text:p text:style-name="P15">Se quiser, no próximo passo diga só uma duração (15 s ou 60 s) e onde vai postar (ex.: só Reels) que eu fecho uma única versão com marcação de tempo segundo a segundo e texto na tela linha a linha.</text:p>
      </text:section>
      <text:section text:style-name="Sect2" text:name="composer-toolbar-section">
        <text:p text:style-name="P16"/>
      </text:section>
      <text:p text:style-name="P17"/>
      <text:h text:style-name="P18" text:outline-level="3">1. Publicar na ordem: Facebook → Instagram → TikTok → YouTube</text:h>
      <text:section text:style-name="Sect1" text:name="bubble-43d11da104bf">
        <table:table table:name="Tabela2" table:style-name="Tabela2">
          <table:table-column table:style-name="Tabela2.A"/>
          <table:table-column table:style-name="Tabela2.B"/>
          <table:table-header-rows>
            <table:table-row>
              <table:table-cell table:style-name="Tabela2.A1" office:value-type="string">
                <text:p text:style-name="P8">Etapa</text:p>
              </table:table-cell>
              <table:table-cell table:style-name="Tabela2.A1" office:value-type="string">
                <text:p text:style-name="P8">O que priorizar</text:p>
              </table:table-cell>
            </table:table-row>
          </table:table-header-rows>
          <table:table-row>
            <table:table-cell table:style-name="Tabela2.A2" office:value-type="string">
              <text:p text:style-name="P9">1. Facebook</text:p>
            </table:table-cell>
            <table:table-cell table:style-name="Tabela2.B2" office:value-type="string">
              <text:p text:style-name="P9">Post no feed + (se fizer sentido) grupos locais de moto/carro. Legenda mais longa, tom explicativo. Bom para testar texto e ver comentários.</text:p>
            </table:table-cell>
          </table:table-row>
          <table:table-row>
            <table:table-cell table:style-name="Tabela2.A2" office:value-type="string">
              <text:p text:style-name="P9">2. Instagram</text:p>
            </table:table-cell>
            <table:table-cell table:style-name="Tabela2.B2" office:value-type="string">
              <text:p text:style-name="P9">Mesmo vídeo curto em Reels (9:16). Legenda curta + 3–5 hashtags. Stories com “está no Reels” + enquete.</text:p>
            </table:table-cell>
          </table:table-row>
          <table:table-row>
            <table:table-cell table:style-name="Tabela2.A2" office:value-type="string">
              <text:p text:style-name="P9">3. TikTok</text:p>
            </table:table-cell>
            <table:table-cell table:style-name="Tabela2.B2" office:value-type="string">
              <text:p text:style-name="P9">Corte mais seco nos primeiros 2 segundos (gancho forte). Som de tendência só se combinar com o tom sério; pode ser voz + música baixa.</text:p>
            </table:table-cell>
          </table:table-row>
          <table:table-row>
            <table:table-cell table:style-name="Tabela2.A5" office:value-type="string">
              <text:p text:style-name="P9">4. YouTube</text:p>
            </table:table-cell>
            <table:table-cell table:style-name="Tabela2.A1" office:value-type="string">
              <text:p text:style-name="P9">Shorts = mesmo corte vertical dos 15–60 s. Vídeo longo (2–5 min) = tutorial “como usar” ou explicação CET — título e descrição com palavras-chave (SEO).</text:p>
            </table:table-cell>
          </table:table-row>
        </table:table>
        <text:p text:style-name="P12"/>
        <text:h text:style-name="P19" text:outline-level="3">2. Ordem de produção (para não cansar)</text:h>
        <text:list text:style-name="L5">
          <text:list-item>
            <text:p text:style-name="P20">Gravar ou montar UM vídeo “mestre” (60 s vertical 9:16 já serve para FB, IG e TikTok com pequenos ajustes).</text:p>
          </text:list-item>
          <text:list-item>
            <text:p text:style-name="P20">Do mestre, cortar 15 s só com gancho (TikTok / Shorts).</text:p>
          </text:list-item>
          <text:list-item>
            <text:p text:style-name="P20">YouTube longo: gravar tela do app + voz, ou juntar 2–3 takes com capítulos na descrição.</text:p>
          </text:list-item>
        </text:list>
        <text:p text:style-name="P21">Assim você não grava quatro vezes do zero — só adapta legenda, primeiros segundos e capa.</text:p>
        <text:p text:style-name="P12"/>
        <text:h text:style-name="P19" text:outline-level="3">3. Ajustes mínimos por rede (mesmo vídeo)</text:h>
        <text:list text:style-name="L6">
          <text:list-item>
            <text:p text:style-name="P22">Facebook: legenda com pergunta no fim (“Já passou por isso?”) para comentário.</text:p>
          </text:list-item>
          <text:list-item>
            <text:p text:style-name="P22">Instagram: primeira linha da legenda = gancho; hashtags no fim.</text:p>
          </text:list-item>
          <text:list-item>
            <text:p text:style-name="P22"><text:soft-page-break/>TikTok: texto grande na tela nos 3 primeiros segundos; CTA “perfil / link”.</text:p>
          </text:list-item>
          <text:list-item>
            <text:p text:style-name="P22">YouTube Shorts: título curto e claro; vídeo longo: miniatura + título tipo pergunta.</text:p>
          </text:list-item>
        </text:list>
        <text:p text:style-name="P12"/>
        <text:h text:style-name="P19" text:outline-level="3">4. Ritmo sugerido (uma semana)</text:h>
        <text:list text:style-name="L7">
          <text:list-item>
            <text:p text:style-name="P23">Dia 1–2: Facebook + Instagram (mesmo dia ou um após o outro).</text:p>
          </text:list-item>
          <text:list-item>
            <text:p text:style-name="P23">Dia 3–4: TikTok (corte mais curto se quiser).</text:p>
          </text:list-item>
          <text:list-item>
            <text:p text:style-name="P23">Dia 5–7: YouTube Shorts + (quando der) vídeo longo.</text:p>
          </text:list-item>
        </text:list>
        <text:p text:style-name="P12"/>
        <text:h text:style-name="P19" text:outline-level="3">5. Coerência de marca</text:h>
        <text:list text:style-name="L8">
          <text:list-item>
            <text:p text:style-name="P24">Mesmo nome (Audit Calc), mesmas cores se usar arte, mesmo CTA (e-mail / Instagram / link GitHub — o que você escolher).</text:p>
          </text:list-item>
          <text:list-item>
            <text:p text:style-name="P24">Não precisa postar o mesmo ficheiro no mesmo minuto nas quatro; espaçar evita parecer spam e dá tempo de ver reações.</text:p>
          </text:list-item>
        </text:list>
        <text:p text:style-name="P25"><text:span text:style-name="T3">Se quiser, no próximo passo diga se o primeiro vídeo será só rosto, só tela do app ou mistura, que monto um roteiro único de 60 s já etiquetado: </text:span><text:span text:style-name="Emphasis"><text:span text:style-name="T3">trecho Facebook</text:span></text:span><text:span text:style-name="T3">, </text:span><text:span text:style-name="Emphasis"><text:span text:style-name="T3">trecho Reels</text:span></text:span><text:span text:style-name="T3">, </text:span><text:span text:style-name="Emphasis"><text:span text:style-name="T3">trecho TikTok</text:span></text:span><text:span text:style-name="T3">, </text:span><text:span text:style-name="Emphasis"><text:span text:style-name="T3">trecho Shorts</text:span></text:span><text:span text:style-name="T3">.</text:span></text:p>
      </text:section>
      <text:section text:style-name="Sect2" text:name="Seção1">
        <text:p text:style-name="P16"><text:bookmark text:name="composer-toolbar-section"/></text:p>
      </text:section>
      <text:p text:style-name="P26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2T23:59:43.689208400</meta:creation-date>
    <dc:date>2026-04-13T00:01:42.085442700</dc:date>
    <meta:editing-duration>PT28S</meta:editing-duration>
    <meta:editing-cycles>2</meta:editing-cycles>
    <meta:generator>LibreOffice/26.2.1.2$Windows_X86_64 LibreOffice_project/620$Build-2</meta:generator>
    <meta:document-statistic meta:table-count="2" meta:image-count="0" meta:object-count="0" meta:page-count="3" meta:paragraph-count="76" meta:word-count="938" meta:character-count="5102" meta:non-whitespace-character-count="4266"/>
  </office:meta>
</office:document-meta>
</file>